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Candara, Segoe, 'Segoe UI', Optima,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10e16b" officeooo:paragraph-rsid="0010e16b"/>
    </style:style>
    <style:style style:name="P2" style:family="paragraph" style:parent-style-name="Standard">
      <style:text-properties fo:language="zxx" fo:country="none" officeooo:rsid="0010e16b" officeooo:paragraph-rsid="0010e16b" style:language-asian="zxx" style:country-asian="none" style:language-complex="zxx" style:country-complex="none"/>
    </style:style>
    <style:style style:name="P3" style:family="paragraph" style:parent-style-name="Standard">
      <style:text-properties officeooo:paragraph-rsid="0010e16b"/>
    </style:style>
    <style:style style:name="T1" style:family="text">
      <style:text-properties fo:language="zxx" fo:country="none" style:language-asian="zxx" style:country-asian="none" style:language-complex="zxx" style:country-complex="none"/>
    </style:style>
    <style:style style:name="T2" style:family="text">
      <style:text-properties fo:language="zxx" fo:country="none" officeooo:rsid="0010e16b" style:language-asian="zxx" style:country-asian="none" style:language-complex="zxx"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 Servicio de housing o coloation. Poligono industrial. Se ofrece espacio de rack en el centro de datos, suministro electrico y internet con IPv4 publicas.</text:p>
      <text:p text:style-name="P2"/>
      <text:p text:style-name="P2">b. Empresas de pequeño y mediano tamaño que no quieran mantener su propia infraestructura on-site. Fabricantes de racks, de redes, electrica y de internet.</text:p>
      <text:p text:style-name="P2"/>
      <text:p text:style-name="P2">c. De pequeño tamaño en empleados y en actividad, mediano tamaño.</text:p>
      <text:p text:style-name="P2"/>
      <text:p text:style-name="P3"><text:span text:style-name="T2">d. Sociedad limitada, porque es una forma juridica común entre pequeñas y medianas empresas y ofrece flexibilidad en su organización. Permite un numero de 3 socios, y el capital social inicial cumpliría con el minimo estipulado de 3000€.</text:span></text:p>
      <text:p text:style-name="Standard"><text:span text:style-name="T1"><text:s/>Certificación negativa del nombre de la sociedad </text:span><text:span text:style-name="T2">en el Registro Mercantil, Solicitud del Numero de Identificación Fiscal provisional en la Agencia Tributaria, Firma de la Escritura de Constitución de la sociedad ante un notario, inscripción de la empresa en el Registro Mercantil, una vez mas en la Agencia Tributaria el NIF definitivo.</text:span></text:p>
      <text:p text:style-name="Standard"><text:span text:style-name="T2"/></text:p>
      <text:p text:style-name="P1"><text:span text:style-name="T1">e. Pagina web publicitaria con los servicios, publicidad en LinkedIn, Reddit, Twitter; promociones, ofertas, contactar con posibles clientes, empresas pequeñas. Sponsorships de creadores de contenido en YouTube.</text:span></text:p>
      <text:p text:style-name="P1"><text:span text:style-name="T1"/></text:p>
      <text:p text:style-name="P1"><text:span text:style-name="T1">f. Con un salario substancial proporcional a sus conocimientos en redes y mantenimiento, y ofrecer un entorno de trabajo sano y amistoso con salas de descanso y oficinas.</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https://plataformapyme.es/es-es/Nacimiento/ProcesoDeConstitucionYAdopcionDePersonalidadJuridica/Paginas/ProcesoConstitucionDetalle.aspx?forma=Sociedad%20de%20Responsabilidad%20Limitada</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Candara, Segoe, 'Segoe UI', Optima, Arial, sans-serif"/>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8T15:41:13.841935122</meta:creation-date>
    <dc:date>2023-09-18T17:05:42.001282738</dc:date>
    <meta:editing-duration>PT1H24M29S</meta:editing-duration>
    <meta:editing-cycles>1</meta:editing-cycles>
    <meta:generator>LibreOffice/7.4.7.2$Linux_X86_64 LibreOffice_project/40$Build-2</meta:generator>
    <meta:document-statistic meta:table-count="0" meta:image-count="0" meta:object-count="0" meta:page-count="1" meta:paragraph-count="8" meta:word-count="206" meta:character-count="1515" meta:non-whitespace-character-count="1316"/>
  </office:meta>
</office:document-meta>
</file>